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5541" officeooo:paragraph-rsid="001a5541" style:font-weight-asian="bold" style:font-weight-complex="bold"/>
    </style:style>
    <style:style style:name="P2" style:family="paragraph" style:parent-style-name="Standard">
      <style:text-properties fo:font-weight="bold" officeooo:rsid="0023e984" officeooo:paragraph-rsid="0023e984" style:font-weight-asian="bold" style:font-weight-complex="bold"/>
    </style:style>
    <style:style style:name="P3" style:family="paragraph" style:parent-style-name="Standard">
      <style:text-properties fo:font-weight="normal" officeooo:rsid="001a5541" officeooo:paragraph-rsid="001a5541" style:font-weight-asian="normal" style:font-weight-complex="normal"/>
    </style:style>
    <style:style style:name="P4" style:family="paragraph" style:parent-style-name="Standard">
      <style:text-properties fo:font-weight="normal" officeooo:rsid="001a5541" officeooo:paragraph-rsid="001d90b7" style:font-weight-asian="normal" style:font-weight-complex="normal"/>
    </style:style>
    <style:style style:name="P5" style:family="paragraph" style:parent-style-name="Standard">
      <style:text-properties fo:font-weight="normal" officeooo:rsid="001a5541" officeooo:paragraph-rsid="001e4e3d" style:font-weight-asian="normal" style:font-weight-complex="normal"/>
    </style:style>
    <style:style style:name="P6" style:family="paragraph" style:parent-style-name="Standard">
      <style:text-properties fo:font-weight="normal" officeooo:rsid="001a5541" officeooo:paragraph-rsid="00220826" style:font-weight-asian="normal" style:font-weight-complex="normal"/>
    </style:style>
    <style:style style:name="P7" style:family="paragraph" style:parent-style-name="Standard">
      <style:text-properties fo:font-weight="normal" officeooo:rsid="00200e7f" officeooo:paragraph-rsid="00200e7f" style:font-weight-asian="normal" style:font-weight-complex="normal"/>
    </style:style>
    <style:style style:name="P8" style:family="paragraph" style:parent-style-name="Standard">
      <style:text-properties fo:font-weight="normal" officeooo:rsid="0023e984" officeooo:paragraph-rsid="0023e984" style:font-weight-asian="normal" style:font-weight-complex="normal"/>
    </style:style>
    <style:style style:name="P9" style:family="paragraph" style:parent-style-name="Standard">
      <style:text-properties fo:font-weight="bold" officeooo:rsid="001e4e3d" officeooo:paragraph-rsid="001e4e3d" style:font-weight-asian="bold" style:font-weight-complex="bold"/>
    </style:style>
    <style:style style:name="P10" style:family="paragraph" style:parent-style-name="Standard">
      <style:text-properties fo:font-weight="bold" officeooo:rsid="0023e984" officeooo:paragraph-rsid="0023e984" style:font-weight-asian="bold" style:font-weight-complex="bold"/>
    </style:style>
    <style:style style:name="P11" style:family="paragraph" style:parent-style-name="Standard">
      <style:text-properties fo:font-weight="bold" officeooo:rsid="00292395" officeooo:paragraph-rsid="00292395" style:font-weight-asian="bold" style:font-weight-complex="bold"/>
    </style:style>
    <style:style style:name="P12" style:family="paragraph" style:parent-style-name="Standard">
      <style:text-properties fo:font-weight="bold" officeooo:rsid="002ac91a" officeooo:paragraph-rsid="002ac91a" style:font-weight-asian="bold" style:font-weight-complex="bold"/>
    </style:style>
    <style:style style:name="P13" style:family="paragraph" style:parent-style-name="Standard">
      <style:text-properties fo:font-weight="bold" officeooo:rsid="002b16de" officeooo:paragraph-rsid="002b16de" style:font-weight-asian="bold" style:font-weight-complex="bold"/>
    </style:style>
    <style:style style:name="P14" style:family="paragraph" style:parent-style-name="Standard">
      <style:text-properties fo:font-weight="bold" officeooo:rsid="002b188a" officeooo:paragraph-rsid="002b188a" style:font-weight-asian="bold" style:font-weight-complex="bold"/>
    </style:style>
    <style:style style:name="P15" style:family="paragraph" style:parent-style-name="Standard">
      <style:text-properties fo:font-weight="bold" officeooo:rsid="002b188a" officeooo:paragraph-rsid="002cf132" style:font-weight-asian="bold" style:font-weight-complex="bold"/>
    </style:style>
    <style:style style:name="P16" style:family="paragraph" style:parent-style-name="Standard">
      <style:text-properties fo:font-weight="bold" officeooo:rsid="002b188a" officeooo:paragraph-rsid="002f7921" style:font-weight-asian="bold" style:font-weight-complex="bold"/>
    </style:style>
    <style:style style:name="P17" style:family="paragraph" style:parent-style-name="Standard">
      <style:text-properties fo:font-weight="bold" officeooo:rsid="002cf132" officeooo:paragraph-rsid="002cf132" style:font-weight-asian="bold" style:font-weight-complex="bold"/>
    </style:style>
    <style:style style:name="P18" style:family="paragraph" style:parent-style-name="Standard">
      <style:text-properties fo:font-weight="bold" officeooo:rsid="002cf132" officeooo:paragraph-rsid="002dd17e" style:font-weight-asian="bold" style:font-weight-complex="bold"/>
    </style:style>
    <style:style style:name="P19" style:family="paragraph" style:parent-style-name="Standard">
      <style:text-properties fo:font-weight="bold" officeooo:rsid="002cf132" officeooo:paragraph-rsid="002eacbf" style:font-weight-asian="bold" style:font-weight-complex="bold"/>
    </style:style>
    <style:style style:name="P20" style:family="paragraph" style:parent-style-name="Standard">
      <style:text-properties fo:font-weight="bold" officeooo:rsid="002cf132" officeooo:paragraph-rsid="002f7921" style:font-weight-asian="bold" style:font-weight-complex="bold"/>
    </style:style>
    <style:style style:name="P21" style:family="paragraph" style:parent-style-name="Standard">
      <style:text-properties fo:font-weight="bold" officeooo:rsid="002f7921" officeooo:paragraph-rsid="002f7921" style:font-weight-asian="bold" style:font-weight-complex="bold"/>
    </style:style>
    <style:style style:name="P22" style:family="paragraph" style:parent-style-name="Standard">
      <style:text-properties fo:font-weight="normal" officeooo:rsid="0023e984" officeooo:paragraph-rsid="0023e984" style:font-weight-asian="normal" style:font-weight-complex="normal"/>
    </style:style>
    <style:style style:name="P23" style:family="paragraph" style:parent-style-name="Standard">
      <style:text-properties fo:font-weight="normal" officeooo:rsid="002ac91a" officeooo:paragraph-rsid="002ac91a" style:font-weight-asian="normal" style:font-weight-complex="normal"/>
    </style:style>
    <style:style style:name="P24" style:family="paragraph" style:parent-style-name="Standard">
      <style:text-properties fo:font-weight="normal" officeooo:rsid="002b16de" officeooo:paragraph-rsid="002b16de" style:font-weight-asian="normal" style:font-weight-complex="normal"/>
    </style:style>
    <style:style style:name="P25" style:family="paragraph" style:parent-style-name="Standard">
      <style:paragraph-properties fo:break-before="page"/>
      <style:text-properties fo:font-weight="bold" officeooo:rsid="002b188a" officeooo:paragraph-rsid="002b188a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292395" officeooo:paragraph-rsid="00292395" style:font-weight-asian="bold" style:font-weight-complex="bold"/>
    </style:style>
    <style:style style:name="T1" style:family="text">
      <style:text-properties officeooo:rsid="001d90b7"/>
    </style:style>
    <style:style style:name="T2" style:family="text">
      <style:text-properties officeooo:rsid="001e4e3d"/>
    </style:style>
    <style:style style:name="T3" style:family="text">
      <style:text-properties officeooo:rsid="00200e7f"/>
    </style:style>
    <style:style style:name="T4" style:family="text">
      <style:text-properties officeooo:rsid="00220826"/>
    </style:style>
    <style:style style:name="T5" style:family="text">
      <style:text-properties officeooo:rsid="0024a85e"/>
    </style:style>
    <style:style style:name="T6" style:family="text">
      <style:text-properties officeooo:rsid="0024f22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b188a" style:font-weight-asian="normal" style:font-weight-complex="normal"/>
    </style:style>
    <style:style style:name="T9" style:family="text">
      <style:text-properties fo:font-weight="normal" officeooo:rsid="002b16de" style:font-weight-asian="normal" style:font-weight-complex="normal"/>
    </style:style>
    <style:style style:name="T10" style:family="text">
      <style:text-properties fo:font-weight="normal" officeooo:rsid="002cf132" style:font-weight-asian="normal" style:font-weight-complex="normal"/>
    </style:style>
    <style:style style:name="T11" style:family="text">
      <style:text-properties fo:font-weight="normal" officeooo:rsid="002dd17e" style:font-weight-asian="normal" style:font-weight-complex="normal"/>
    </style:style>
    <style:style style:name="T12" style:family="text">
      <style:text-properties fo:font-weight="normal" officeooo:rsid="002eacbf" style:font-weight-asian="normal" style:font-weight-complex="normal"/>
    </style:style>
    <style:style style:name="T13" style:family="text">
      <style:text-properties fo:font-weight="normal" officeooo:rsid="002f7921" style:font-weight-asian="normal" style:font-weight-complex="normal"/>
    </style:style>
    <style:style style:name="T14" style:family="text">
      <style:text-properties officeooo:rsid="002b188a"/>
    </style:style>
    <style:style style:name="T15" style:family="text">
      <style:text-properties officeooo:rsid="002cf1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O as UPDI programmer</text:p>
      <text:p text:style-name="P1"/>
      <text:p text:style-name="P1">NVM/UPDI commands </text:p>
      <text:p text:style-name="P1"/>
      <text:p text:style-name="P3"/>
      <text:p text:style-name="P4">UART_Tx (download_SIB)<text:tab/><text:tab/><text:tab/><text:tab/><text:tab/><text:span text:style-name="T1">Data sheet 30.3.3.8</text:span></text:p>
      <text:p text:style-name="P3"><text:tab/><text:span text:style-name="T2">D</text:span>ownload_SIB <text:span text:style-name="T1">is defined as E5</text:span></text:p>
      <text:p text:style-name="P5"><text:tab/><text:span text:style-name="T1">E5 is a key instruction download 128 bytes of SIB data<text:tab/></text:span></text:p>
      <text:p text:style-name="P5"/>
      <text:p text:style-name="P5"/>
      <text:p text:style-name="P9">In subroutine <text:tab/>Erase_code()</text:p>
      <text:p text:style-name="P5"/>
      <text:p text:style-name="P5">send_key(Key_chip_erase);<text:tab/><text:tab/><text:tab/><text:tab/><text:tab/><text:span text:style-name="T2">Initiates a device erase command</text:span></text:p>
      <text:p text:style-name="P5"/>
      <text:p text:style-name="P5">UART_Tx(LCDS | ASI_KEY_STATUS_reg); </text:p>
      <text:p text:style-name="P5"><text:tab/><text:span text:style-name="T2">Downloads the UPDI key status register</text:span></text:p>
      <text:p text:style-name="P5"><text:tab/><text:span text:style-name="T3">If bit 3 is 1 the chip erase command was successful</text:span></text:p>
      <text:p text:style-name="P7">UPDI reset </text:p>
      <text:p text:style-name="P7">UART_Tx(STCS | ASI_Reset_Request_reg);</text:p>
      <text:p text:style-name="P7">UART_Tx(Reset_signature);</text:p>
      <text:p text:style-name="P7"><text:tab/>Sends the reset signature 0x59 to the UPDI register</text:p>
      <text:p text:style-name="P7"><text:tab/>Sending zero releases the rest</text:p>
      <text:p text:style-name="P5"/>
      <text:p text:style-name="P6">UART_Tx(LCDS | ASI_SYS_STATUS_reg);</text:p>
      <text:p text:style-name="P6"><text:tab/><text:span text:style-name="T2">Downloads the UPDI key status register</text:span><text:tab/></text:p>
      <text:p text:style-name="P6"><text:tab/><text:span text:style-name="T4">If bit zero is 0 the device is unlocked</text:span></text:p>
      <text:p text:style-name="P6"/>
      <text:p text:style-name="P2"/>
      <text:p text:style-name="P2"/>
      <text:p text:style-name="P2"/>
      <text:p text:style-name="P2">In subroutine <text:tab/>set_up_NVM_prog()</text:p>
      <text:p text:style-name="P2"/>
      <text:p text:style-name="P8">send_key(Key_NVM_prog);<text:tab/><text:tab/><text:tab/><text:tab/><text:tab/>Initiates NVM programming</text:p>
      <text:p text:style-name="P8"/>
      <text:p text:style-name="P8">UART_Tx(LCDS | ASI_KEY_STATUS_reg);</text:p>
      <text:p text:style-name="P8"><text:tab/><text:span text:style-name="T5">Downloads the UPDI key status register</text:span></text:p>
      <text:p text:style-name="P8"><text:tab/><text:span text:style-name="T5">If bit 4 is one NVM programming key is active</text:span></text:p>
      <text:p text:style-name="P8"/>
      <text:p text:style-name="P8">UART_Tx(LCDS | ASI_SYS_STATUS_reg);</text:p>
      <text:p text:style-name="P8"><text:tab/><text:span text:style-name="T6">Downloads the UPDI system status register</text:span></text:p>
      <text:p text:style-name="P8"><text:tab/><text:span text:style-name="T6">If bit 3 is one NVM programming can start</text:span></text:p>
      <text:p text:style-name="P8"/>
      <text:p text:style-name="P11"/>
      <text:p text:style-name="P26">In subroutine read_out_signature_bytes()</text:p>
      <text:p text:style-name="P11"><text:span text:style-name="T7"/></text:p>
      <text:p text:style-name="P11"><text:span text:style-name="T7">UART_Tx(LDS_from | word_address);</text:span></text:p>
      <text:p text:style-name="P11"><text:span text:style-name="T7"><text:tab/>Downloads data </text:span></text:p>
      <text:p text:style-name="P11"><text:span text:style-name="T7"><text:tab/>Must be followed by address of data</text:span></text:p>
      <text:p text:style-name="P11"><text:span text:style-name="T7"/></text:p>
      <text:p text:style-name="P12">Programming flash using isolated STS commands</text:p>
      <text:p text:style-name="P23"/>
      <text:p text:style-name="P23">UART_Tx(STS | word_address);</text:p>
      <text:p text:style-name="P23">Followed by address </text:p>
      <text:p text:style-name="P23">Then waits for AK byte</text:p>
      <text:p text:style-name="P23">Then sends data byte</text:p>
      <text:p text:style-name="P23"/>
      <text:p text:style-name="P13">Subroutine Write_page_to_NVM()</text:p>
      <text:p text:style-name="P24"/>
      <text:p text:style-name="P24">UART_Tx(STS | int_data);<text:tab/><text:tab/><text:tab/><text:tab/><text:tab/><text:span text:style-name="T14">Store integer data command</text:span></text:p>
      <text:p text:style-name="P12"><text:span text:style-name="T7">UART_Tx(NVMCTRL_ADDR_reg);<text:tab/><text:tab/><text:tab/></text:span><text:span text:style-name="T8">Followed by destination address</text:span></text:p>
      <text:p text:style-name="P12"><text:span text:style-name="T7">UART_Tx(NVMCTRL_ADDR_reg &gt;&gt; 8);<text:tab/><text:tab/><text:tab/></text:span><text:span text:style-name="T8">Low and high bytes</text:span></text:p>
      <text:p text:style-name="P14"><text:span text:style-name="T7">Receive Ack Pulse</text:span></text:p>
      <text:p text:style-name="P14"><text:span text:style-name="T7">UART_Tx(PA);<text:tab/><text:tab/><text:tab/><text:tab/><text:tab/><text:tab/>Page address low and high </text:span></text:p>
      <text:p text:style-name="P14"><text:span text:style-name="T7">UART_Tx(PA &gt;&gt; 8);<text:tab/><text:tab/><text:tab/><text:tab/><text:tab/><text:tab/>bytes to be stored</text:span></text:p>
      <text:p text:style-name="P14"><text:span text:style-name="T7">Receive Ack pulse</text:span></text:p>
      <text:p text:style-name="P14"><text:span text:style-name="T7"/></text:p>
      <text:p text:style-name="P14"><text:span text:style-name="T7"/></text:p>
      <text:p text:style-name="P14"><text:span text:style-name="T7">UART_Tx(STS | byte_data);<text:tab/><text:tab/><text:tab/><text:tab/><text:tab/>Store data byte command</text:span></text:p>
      <text:p text:style-name="P14"><text:span text:style-name="T7">UART_Tx(NVMCTRL_CTRLA);<text:tab/><text:tab/><text:tab/><text:tab/>Followed by destination<text:tab/><text:tab/><text:tab/></text:span></text:p>
      <text:p text:style-name="P14"><text:span text:style-name="T7">UART_Tx(NVMCTRL_CTRLA &gt;&gt; 8);<text:tab/><text:tab/><text:tab/> address. High &amp; low bytes</text:span></text:p>
      <text:p text:style-name="P14"><text:span text:style-name="T7">Receive Ack pulse</text:span></text:p>
      <text:p text:style-name="P14"><text:span text:style-name="T7">UART_Tx(WP_cmd);<text:tab/><text:tab/><text:tab/><text:tab/><text:tab/>Send write page command</text:span></text:p>
      <text:p text:style-name="P14"><text:span text:style-name="T7"><text:s/>Receive Ack pulse</text:span></text:p>
      <text:p text:style-name="P14"/>
      <text:p text:style-name="P14"/>
      <text:p text:style-name="P25"><text:span text:style-name="T15">Subroutine</text:span> write_fuse(<text:span text:style-name="T15">)</text:span></text:p>
      <text:p text:style-name="P21"><text:span text:style-name="T7">For this subroutine it was found that </text:span><text:span text:style-name="T8">UART_Tx(STS | int_data) </text:span><text:span text:style-name="T7">would not work properly. It onlr save the lower 8 bits.</text:span></text:p>
      <text:p text:style-name="P21"><text:span text:style-name="T8">UART_Tx(STS | int_data) </text:span><text:span text:style-name="T7">was therefore replace by:</text:span></text:p>
      <text:p text:style-name="P21"><text:span text:style-name="T8">UART_Tx(STS | </text:span><text:span text:style-name="T7">byte</text:span><text:span text:style-name="T8">_data)</text:span></text:p>
      <text:p text:style-name="P21"><text:span text:style-name="T8">UART_Tx(STS | </text:span><text:span text:style-name="T7">byte</text:span><text:span text:style-name="T8">_data)</text:span></text:p>
      <text:p text:style-name="P21"><text:span text:style-name="T8">a</text:span><text:span text:style-name="T7">s follows:</text:span></text:p>
      <text:p text:style-name="P21"><text:span text:style-name="T8"/></text:p>
      <text:p text:style-name="P21"><text:span text:style-name="T8"/></text:p>
      <text:p text:style-name="P15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14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14"><text:span text:style-name="T7">UART_Tx(NVMCTRL_ADDR_reg &gt;&gt; 8);</text:span></text:p>
      <text:p text:style-name="P17"><text:span text:style-name="T7">Receive Ack pulse</text:span></text:p>
      <text:p text:style-name="P17"><text:span text:style-name="T7">UART_Tx(fuse_add); <text:s text:c="31"/><text:tab/><text:tab/><text:tab/>Address of fuse </text:span><text:span text:style-name="T13">low byte</text:span></text:p>
      <text:p text:style-name="P17"><text:span text:style-name="T7">Receive Ack pulse</text:span></text:p>
      <text:p text:style-name="P17"><text:span text:style-name="T7"/></text:p>
      <text:p text:style-name="P16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16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16"><text:span text:style-name="T7">UART_Tx(NVMCTRL_ADDR_reg &gt;&gt; 8);</text:span></text:p>
      <text:p text:style-name="P20"><text:span text:style-name="T7">Receive Ack pulse</text:span></text:p>
      <text:p text:style-name="P20"><text:span text:style-name="T7">UART_Tx(fuse_add </text:span><text:span text:style-name="T13">&gt;&gt; 8</text:span><text:span text:style-name="T7">); <text:s text:c="31"/><text:tab/><text:tab/>Address of fuse </text:span><text:span text:style-name="T13">high byte</text:span></text:p>
      <text:p text:style-name="P20"><text:span text:style-name="T7">Receive Ack pulse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>UART_Tx(STS | byte_data);<text:tab/> <text:s text:c="3"/><text:tab/><text:tab/><text:tab/><text:tab/>Store data byte command <text:s text:c="27"/></text:span></text:p>
      <text:p text:style-name="P17"><text:span text:style-name="T7">UART_Tx(NVMCTRL_DATA_reg); <text:s/><text:tab/><text:tab/><text:tab/>Follow by address <text:s text:c="21"/></text:span></text:p>
      <text:p text:style-name="P17"><text:span text:style-name="T7">UART_Tx(NVMCTRL_DATA_reg &gt;&gt; 8);</text:span></text:p>
      <text:p text:style-name="P17"><text:span text:style-name="T7">Receive Ack pulse</text:span></text:p>
      <text:p text:style-name="P17"><text:span text:style-name="T7">UART_Tx(value);<text:tab/><text:tab/><text:tab/><text:tab/><text:tab/><text:tab/></text:span><text:span text:style-name="T12">New fuse setting</text:span></text:p>
      <text:p text:style-name="P19"><text:span text:style-name="T7">Receive Ack pulse</text:span></text:p>
      <text:p text:style-name="P17"><text:span text:style-name="T7"/></text:p>
      <text:p text:style-name="P17"><text:span text:style-name="T7">UART_Tx(STS | byte_data);<text:tab/> <text:s text:c="31"/></text:span></text:p>
      <text:p text:style-name="P17"><text:span text:style-name="T7">UART_Tx(NVMCTRL_CTRLA); <text:s text:c="19"/></text:span></text:p>
      <text:p text:style-name="P17"><text:span text:style-name="T7">UART_Tx(NVMCTRL_CTRLA &gt;&gt; 8);</text:span></text:p>
      <text:p text:style-name="P18"><text:span text:style-name="T7">Receive Ack pulse</text:span></text:p>
      <text:p text:style-name="P18"><text:span text:style-name="T7">UART_Tx(cmd_update_fuse); <text:tab/><text:tab/><text:tab/><text:tab/></text:span><text:span text:style-name="T11">Send </text:span><text:span text:style-name="T12">the command to update the fuse</text:span></text:p>
      <text:p text:style-name="P18"><text:span text:style-name="T7">Receive Ack pulse</text:span></text:p>
      <text:p text:style-name="P1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9:26:35.432000000</meta:creation-date>
    <meta:generator>LibreOffice/6.2.8.2$Windows_X86_64 LibreOffice_project/f82ddfca21ebc1e222a662a32b25c0c9d20169ee</meta:generator>
    <dc:date>2021-02-02T17:17:25.671000000</dc:date>
    <meta:editing-duration>PT4H51M50S</meta:editing-duration>
    <meta:editing-cycles>16</meta:editing-cycles>
    <meta:document-statistic meta:table-count="0" meta:image-count="0" meta:object-count="0" meta:page-count="3" meta:paragraph-count="79" meta:word-count="383" meta:character-count="3168" meta:non-whitespace-character-count="2471"/>
  </office:meta>
</office:document-meta>
</file>